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text-properties style:font-name="Times New Roman" fo:font-weight="bold" style:font-weight-asian="bold" style:font-weight-complex="bold" fo:color="#FF0000"/>
    </style:style>
    <style:style style:name="TableColumn4" style:family="table-column">
      <style:table-column-properties style:column-width="1.852in"/>
    </style:style>
    <style:style style:name="TableColumn5" style:family="table-column">
      <style:table-column-properties style:column-width="1.8611in"/>
    </style:style>
    <style:style style:name="TableColumn6" style:family="table-column">
      <style:table-column-properties style:column-width="2.4451in"/>
    </style:style>
    <style:style style:name="TableColumn7" style:family="table-column">
      <style:table-column-properties style:column-width="1.2486in"/>
    </style:style>
    <style:style style:name="TableColumn8" style:family="table-column">
      <style:table-column-properties style:column-width="1.5861in"/>
    </style:style>
    <style:style style:name="Table3" style:family="table">
      <style:table-properties style:width="8.9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2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4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6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8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9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margin-bottom="0in" fo:line-height="100%"/>
    </style:style>
    <style:style style:name="T28" style:parent-style-name="Hyperlink" style:family="text">
      <style:text-properties style:font-name="Times New Roman" fo:font-size="12pt" style:font-size-asian="12pt"/>
    </style:style>
    <style:style style:name="TableCell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4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4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4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4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4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5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5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0" style:parent-style-name="Hyperlink" style:family="text">
      <style:text-properties style:font-name="Times New Roman" style:font-name-asian="Times New Roman" fo:font-size="12pt" style:font-size-asian="12pt" style:font-size-complex="12pt"/>
    </style:style>
    <style:style style:name="TableCell6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6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6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6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6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6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7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7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8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8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5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9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7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9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0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0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0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0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0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0" style:parent-style-name="Normal" style:family="paragraph">
      <style:paragraph-properties fo:margin-bottom="0in" fo:line-height="100%"/>
    </style:style>
    <style:style style:name="T11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1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1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14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115" style:parent-style-name="Normal" style:family="paragraph">
      <style:paragraph-properties fo:margin-bottom="0in" fo:line-height="100%"/>
    </style:style>
    <style:style style:name="T116" style:parent-style-name="Hyperlink" style:family="text">
      <style:text-properties style:font-name="Times New Roman" fo:font-size="12pt" style:font-size-asian="12pt"/>
    </style:style>
    <style:style style:name="TableCell11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1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2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2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2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2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9" style:parent-style-name="Normal" style:family="paragraph">
      <style:paragraph-properties fo:margin-bottom="0in" fo:line-height="100%"/>
    </style:style>
    <style:style style:name="T13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3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5" style:parent-style-name="Hyperlink" style:family="text">
      <style:text-properties style:font-name="Times New Roman" style:font-name-asian="Times New Roman" fo:font-size="12pt" style:font-size-asian="12pt" style:font-size-complex="12pt"/>
    </style:style>
    <style:style style:name="TableCell13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4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4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4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4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4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15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15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openMetaAnalysis: PICO Table</text:p>
      <text:p text:style-name="P2">Under construction!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Trial</text:p>
          </table:table-cell>
          <table:table-cell table:style-name="TableCell12">
            <text:p text:style-name="P13">Patients</text:p>
          </table:table-cell>
          <table:table-cell table:style-name="TableCell14">
            <text:p text:style-name="P15">Intervention</text:p>
          </table:table-cell>
          <table:table-cell table:style-name="TableCell16">
            <text:p text:style-name="P17">Comparison</text:p>
          </table:table-cell>
          <table:table-cell table:style-name="TableCell18">
            <text:p text:style-name="P19">Outcome</text:p>
          </table:table-cell>
        </table:table-row>
        <table:table-row table:style-name="TableRow20">
          <table:table-cell table:style-name="TableCell21">
            <text:p text:style-name="P22"><text:span text:style-name="T23">National Lung Screening Trial (NLST), 2011</text:span><text:span text:style-name="T24"><text:line-break/></text:span><text:span text:style-name="T25">PMID:<text:s/></text:span><text:a xlink:href="http://pubmed.gov/25372087" office:target-frame-name="_top" xlink:show="replace"><text:span text:style-name="T26">25372087</text:span></text:a></text:p>
            <text:p text:style-name="P27"><text:a xlink:href="http://clinicaltrials.gov/show/NCT00047385" office:target-frame-name="_top" xlink:show="replace"><text:span text:style-name="T28">NCT00047385</text:span></text:a></text:p>
          </table:table-cell>
          <table:table-cell table:style-name="TableCell29">
            <text:p text:style-name="P30">100 subjects</text:p>
            <text:p text:style-name="P31">United States</text:p>
            <text:p text:style-name="P32">Years of enrollment:<text:line-break/>Age:</text:p>
            <text:p text:style-name="P33">• Include &gt; x years</text:p>
            <text:p text:style-name="P34">• Mean age:<text:s/>x<text:s/>years<text:line-break/>• Median age: x years<text:line-break/>Males<text:s/>x%<text:line-break/>Smoking:</text:p>
            <text:p text:style-name="P35">• Included &gt; x pack-years</text:p>
            <text:p text:style-name="P36">• Mean pack years:<text:s/></text:p>
            <text:p text:style-name="P37">•<text:s/>Median pack years:<text:s/></text:p>
            <text:p text:style-name="P38">• Current smokers x%</text:p>
          </table:table-cell>
          <table:table-cell table:style-name="TableCell39">
            <text:p text:style-name="P40">Low dose…..</text:p>
            <text:p text:style-name="P41">• Frequency of invites: yearly</text:p>
            <text:p text:style-name="P42">• Number of invites:<text:s/>x</text:p>
            <text:p text:style-name="P43">• Adherence<text:s/>x% of total invites</text:p>
          </table:table-cell>
          <table:table-cell table:style-name="TableCell44">
            <text:p text:style-name="P45"><text:span text:style-name="T46">•<text:s/></text:span>In<text:span text:style-name="T47">tervention (if applicable)</text:span></text:p>
            <text:p text:style-name="P48">•<text:s/>Number of rounds (if applicable)</text:p>
            <text:p text:style-name="P49">•<text:s/>Adherence (if applicable)</text:p>
            <text:p text:style-name="P50"/>
          </table:table-cell>
          <table:table-cell table:style-name="TableCell51">
            <text:p text:style-name="P52">X years of follow-up<text:s/>after randomization</text:p>
            <text:p text:style-name="P53">Primary:<text:line-break/>•<text:s/>x<text:line-break/>Secondary:<text:line-break/>•<text:s/>y<text:s/>and others</text:p>
          </table:table-cell>
        </table:table-row>
        <table:table-row table:style-name="TableRow54">
          <table:table-cell table:style-name="TableCell55">
            <text:p text:style-name="P56"><text:span text:style-name="T57">Multicentric Italian Lung Detection (MILD), 2013</text:span><text:span text:style-name="T58"><text:line-break/></text:span><text:span text:style-name="T59">PMID<text:s/></text:span><text:a xlink:href="http://pubmed.gov/22465911" office:target-frame-name="_top" xlink:show="replace"><text:span text:style-name="T60">22465911</text:span></text:a></text:p>
          </table:table-cell>
          <table:table-cell table:style-name="TableCell61">
            <text:p text:style-name="P62">100 subjects<text:s/><text:line-break/>• Mean age: 60 years<text:line-break/>•<text:s/>Males XX%<text:line-break/>• Median pack years smoking<text:s/></text:p>
          </table:table-cell>
          <table:table-cell table:style-name="TableCell63">
            <text:p text:style-name="P64">Low dose…..</text:p>
            <text:p text:style-name="P65">• Frequency of invites: yearly</text:p>
            <text:p text:style-name="P66">• Number of invites: __</text:p>
          </table:table-cell>
          <table:table-cell table:style-name="TableCell67">
            <text:p text:style-name="P68">Usual care<text:s/>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<text:span text:style-name="T74">Dante, 2015</text:span><text:span text:style-name="T75"><text:line-break/></text:span><text:span text:style-name="T76">PMID:<text:s/></text:span><text:a xlink:href="http://pubmed.gov/25760561" office:target-frame-name="_top" xlink:show="replace"><text:span text:style-name="T77">25760561</text:span></text:a></text:p>
          </table:table-cell>
          <table:table-cell table:style-name="TableCell78">
            <text:p text:style-name="P79">100 subjects<text:s/><text:line-break/>• Mean age: 60 years<text:line-break/>• Males XX%<text:line-break/>• Median pack years smoking<text:s/></text:p>
          </table:table-cell>
          <table:table-cell table:style-name="TableCell80">
            <text:p text:style-name="P81">Low dose…..</text:p>
            <text:p text:style-name="P82">• Frequency of invites: yearly</text:p>
            <text:p text:style-name="P83">• Number of invites: __</text:p>
          </table:table-cell>
          <table:table-cell table:style-name="TableCell84">
            <text:p text:style-name="P85">Usual care<text:s/></text:p>
          </table:table-cell>
          <table:table-cell table:style-name="TableCell86">
            <text:p text:style-name="P87">Primary:<text:line-break/>• Total duration of antimicrobial therapy<text:line-break/>Secondary:<text:line-break/>• All cause 28 day mortality, in-hospital mortality, duration of ICU and hospital stay<text:s/></text:p>
          </table:table-cell>
        </table:table-row>
        <text:soft-page-break/>
        <table:table-row table:style-name="TableRow88">
          <table:table-cell table:style-name="TableCell89">
            <text:p text:style-name="P90"><text:span text:style-name="T91">German Lung<text:s/></text:span><text:span text:style-name="T92">Cancer Screening Intervention Trial (LUSI), 2015</text:span><text:span text:style-name="T93"><text:line-break/></text:span><text:span text:style-name="T94">PMID:<text:s/></text:span><text:a xlink:href="http://pubmed.gov/25783198" office:target-frame-name="_top" xlink:show="replace"><text:span text:style-name="T95">25783198</text:span></text:a><text:span text:style-name="T96"><text:line-break/></text:span><text:a xlink:href="https://clinicaltrials.gov/ct2/show/study/NCT00472667" office:target-frame-name="_top" xlink:show="replace"><text:span text:style-name="T97">NCT00472667</text:span></text:a></text:p>
          </table:table-cell>
          <table:table-cell table:style-name="TableCell98">
            <text:p text:style-name="P99">100 subjects<text:s/><text:line-break/>• Mean age: 60 years<text:line-break/>• Males XX%<text:line-break/>• Median pack years smoking<text:s/></text:p>
          </table:table-cell>
          <table:table-cell table:style-name="TableCell100">
            <text:p text:style-name="P101">Low dose…..</text:p>
            <text:p text:style-name="P102">• Frequency of invites: yearly</text:p>
            <text:p text:style-name="P103">• Number of invites: __</text:p>
          </table:table-cell>
          <table:table-cell table:style-name="TableCell104">
            <text:p text:style-name="P105">Usual care<text:s/></text:p>
          </table:table-cell>
          <table:table-cell table:style-name="TableCell106">
            <text:p text:style-name="P107">Primary:<text:line-break/>• All cause mortality at 28 and 60 days<text:s/><text:line-break/>Secondary:<text:line-break/>• Duration of ICU and hospital stay</text:p>
          </table:table-cell>
        </table:table-row>
        <table:table-row table:style-name="TableRow108">
          <table:table-cell table:style-name="TableCell109">
            <text:p text:style-name="P110"><text:span text:style-name="T111">Danish Lung Cancer Screening Trial (DLCST), 2016</text:span><text:span text:style-name="T112"><text:line-break/></text:span><text:span text:style-name="T113">PMID:<text:s/></text:span><text:a xlink:href="http://pubmed.gov/26485620" office:target-frame-name="_top" xlink:show="replace"><text:span text:style-name="T114">26485620</text:span></text:a></text:p>
            <text:p text:style-name="P115"><text:a xlink:href="http://clinicaltrials.gov/show/NCT00496977" office:target-frame-name="_top" xlink:show="replace"><text:span text:style-name="T116">NCT00496977</text:span></text:a></text:p>
          </table:table-cell>
          <table:table-cell table:style-name="TableCell117">
            <text:p text:style-name="P118">100 subjects<text:s/><text:line-break/>• Mean age: 60 years<text:line-break/>• Males XX%<text:line-break/>• Median pack years smoking<text:s/></text:p>
          </table:table-cell>
          <table:table-cell table:style-name="TableCell119">
            <text:p text:style-name="P120">Low dose…..</text:p>
            <text:p text:style-name="P121">• Frequency of invites: yearly</text:p>
            <text:p text:style-name="P122">• Number of invites: __</text:p>
          </table:table-cell>
          <table:table-cell table:style-name="TableCell123">
            <text:p text:style-name="P124">Usual care<text:s/></text:p>
          </table:table-cell>
          <table:table-cell table:style-name="TableCell125">
            <text:p text:style-name="P126">Primary:<text:line-break/>• Total duration of antimicrobial therapy<text:line-break/>Secondary:<text:line-break/>• Others<text:s/></text:p>
          </table:table-cell>
        </table:table-row>
        <table:table-row table:style-name="TableRow127">
          <table:table-cell table:style-name="TableCell128">
            <text:p text:style-name="P129"><text:span text:style-name="T130">ITALUNG, 2017</text:span><text:span text:style-name="T131"><text:line-break/></text:span><text:span text:style-name="T132">PMID:<text:s/></text:span><text:a xlink:href="http://pubmed.gov/28377492" office:target-frame-name="_top" xlink:show="replace"><text:span text:style-name="T133">28377492</text:span></text:a><text:span text:style-name="T134"><text:line-break/></text:span><text:a xlink:href="http://clinicaltrials.gov/show/NCT02777996" office:target-frame-name="_top" xlink:show="replace"><text:span text:style-name="T135">NCT02777996</text:span></text:a></text:p>
          </table:table-cell>
          <table:table-cell table:style-name="TableCell136">
            <text:p text:style-name="P137">100 subjects<text:s/><text:line-break/>• Mean age:<text:s/>60 years<text:line-break/>• Males XX%<text:line-break/>• Median pack years smoking<text:s/></text:p>
          </table:table-cell>
          <table:table-cell table:style-name="TableCell138">
            <text:p text:style-name="P139">Low dose…..</text:p>
            <text:p text:style-name="P140">• Frequency of invites: yearly</text:p>
            <text:p text:style-name="P141">• Number of invites: __</text:p>
          </table:table-cell>
          <table:table-cell table:style-name="TableCell142">
            <text:p text:style-name="P143">Usual care<text:s/></text:p>
          </table:table-cell>
          <table:table-cell table:style-name="TableCell144">
            <text:p text:style-name="P145">Primary:<text:line-break/>• Total duration of antimicrobial therapy<text:line-break/>Secondary:<text:line-break/>• Mortality at 90 days</text:p>
          </table:table-cell>
        </table:table-row>
        <table:table-row table:style-name="TableRow146">
          <table:table-cell table:style-name="TableCell147">
            <text:p text:style-name="P148">Trial</text:p>
          </table:table-cell>
          <table:table-cell table:style-name="TableCell149">
            <text:p text:style-name="P150">Patients</text:p>
          </table:table-cell>
          <table:table-cell table:style-name="TableCell151">
            <text:p text:style-name="P152">Intervention</text:p>
          </table:table-cell>
          <table:table-cell table:style-name="TableCell153">
            <text:p text:style-name="P154">Comparison</text:p>
          </table:table-cell>
          <table:table-cell table:style-name="TableCell155">
            <text:p text:style-name="P156">Outcom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Badgett</meta:initial-creator>
    <dc:creator>Robert Badgett</dc:creator>
    <meta:creation-date>2017-05-07T17:46:00Z</meta:creation-date>
    <dc:date>2019-06-04T03:13:00Z</dc:date>
    <meta:template xlink:href="Normal.dotm" xlink:type="simple"/>
    <meta:editing-cycles>13</meta:editing-cycles>
    <meta:editing-duration>PT5220S</meta:editing-duration>
    <meta:document-statistic meta:page-count="2" meta:paragraph-count="5" meta:word-count="404" meta:character-count="2702" meta:row-count="19" meta:non-whitespace-character-count="2303"/>
  </office:meta>
</office:document-meta>
</file>